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Heading_20_2">
      <style:paragraph-properties fo:margin-left="0in" fo:margin-right="0in" fo:text-indent="0in" style:auto-text-indent="false"/>
      <style:text-properties officeooo:rsid="0005bdcf" officeooo:paragraph-rsid="0005bdcf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paragraph-rsid="0005bdcf"/>
    </style:style>
    <style:style style:name="P4" style:family="paragraph" style:parent-style-name="Heading_20_2">
      <style:paragraph-properties fo:margin-left="0in" fo:margin-right="0in" fo:text-indent="0in" style:auto-text-indent="false"/>
      <style:text-properties officeooo:paragraph-rsid="0005bdcf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officeooo:paragraph-rsid="0005bdcf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language="en" fo:country="US" fo:font-style="italic"/>
    </style:style>
    <style:style style:name="T4" style:family="text">
      <style:text-properties fo:language="de" fo:country="DE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течка цианида в Бая-Маре</text:span> произошла в ночь на 30 января 2000 года в <text:a xlink:type="simple" xlink:href="https://ru.ruwiki.ru/wiki/Румыния" text:style-name="Internet_20_link" text:visited-style-name="Visited_20_Internet_20_Link">румынском</text:a> городе <text:a xlink:type="simple" xlink:href="https://ru.ruwiki.ru/wiki/Бая-Маре" text:style-name="Internet_20_link" text:visited-style-name="Visited_20_Internet_20_Link">Бая-Маре</text:a>. В результате утечки загрязнённая <text:a xlink:type="simple" xlink:href="https://ru.ruwiki.ru/wiki/Цианид" text:style-name="Internet_20_link" text:visited-style-name="Visited_20_Internet_20_Link">цианидом</text:a> вода попала в реку <text:a xlink:type="simple" xlink:href="https://ru.ruwiki.ru/wiki/Сомеш" text:style-name="Internet_20_link" text:visited-style-name="Visited_20_Internet_20_Link">Сомеш</text:a>, затем в <text:a xlink:type="simple" xlink:href="https://ru.ruwiki.ru/wiki/Тиса" text:style-name="Internet_20_link" text:visited-style-name="Visited_20_Internet_20_Link">Тису</text:a> и <text:a xlink:type="simple" xlink:href="https://ru.ruwiki.ru/wiki/Дунай" text:style-name="Internet_20_link" text:visited-style-name="Visited_20_Internet_20_Link">Дунай</text:a>. Катастрофа привела к гибели большого числа рыбы в водном пространстве <text:a xlink:type="simple" xlink:href="https://ru.ruwiki.ru/wiki/Венгрия" text:style-name="Internet_20_link" text:visited-style-name="Visited_20_Internet_20_Link">Венгрии</text:a> и <text:a xlink:type="simple" xlink:href="https://ru.ruwiki.ru/wiki/Югославия" text:style-name="Internet_20_link" text:visited-style-name="Visited_20_Internet_20_Link">Югославии</text:a>. Считается худшей <text:a xlink:type="simple" xlink:href="https://ru.ruwiki.ru/wiki/Экологическая_катастрофа" text:style-name="Internet_20_link" text:visited-style-name="Visited_20_Internet_20_Link">экологической катастрофой</text:a> в <text:a xlink:type="simple" xlink:href="https://ru.ruwiki.ru/wiki/Европа" text:style-name="Internet_20_link" text:visited-style-name="Visited_20_Internet_20_Link">Европе</text:a> после <text:a xlink:type="simple" xlink:href="https://ru.ruwiki.ru/wiki/Авария_на_Чернобыльской_АЭС" text:style-name="Internet_20_link" text:visited-style-name="Visited_20_Internet_20_Link">аварии на Чернобыльской АЭС</text:a><text:bookmark text:name="cite_ref-deathriver_1-0"/><text:a xlink:type="simple" xlink:href="https://ru.ruwiki.ru/wiki/Утечка_цианида_в_Бая-Маре#cite_note-deathriver-1" text:style-name="Internet_20_link" text:visited-style-name="Visited_20_Internet_20_Link">[1]</text:a>. </text:p>
      <text:p text:style-name="P1"/>
      <text:h text:style-name="P2" text:outline-level="2">Предыстория</text:h>
      <text:p text:style-name="P3"><text:a xlink:type="simple" xlink:href="https://ru.ruwiki.ru/wiki/Золотодобыча" text:style-name="Internet_20_link" text:visited-style-name="Visited_20_Internet_20_Link">Золотодобывающая</text:a> компания «<text:span text:style-name="T2">S. C. Aurul</text:span>» являлась <text:a xlink:type="simple" xlink:href="https://ru.ruwiki.ru/wiki/Совместное_предприятие" text:style-name="Internet_20_link" text:visited-style-name="Visited_20_Internet_20_Link">совместным предприятием</text:a> <text:a xlink:type="simple" xlink:href="https://ru.ruwiki.ru/wiki/Австралия" text:style-name="Internet_20_link" text:visited-style-name="Visited_20_Internet_20_Link">австралийской</text:a> </text:p>
      <text:p text:style-name="P3">компании «<text:span text:style-name="T2">Esmeralda Exploration</text:span>» и <text:a xlink:type="simple" xlink:href="https://ru.ruwiki.ru/wiki/Правительство_Румынии" text:style-name="Internet_20_link" text:visited-style-name="Visited_20_Internet_20_Link">румынского правительства</text:a>. Компания заявила, что она имеет возможность очистить отходы, оставшиеся от золотодобывающих компаний, работавших ранее в той местности. С целью переработки и извлечения остатков <text:a xlink:type="simple" xlink:href="https://ru.ruwiki.ru/wiki/Золото" text:style-name="Internet_20_link" text:visited-style-name="Visited_20_Internet_20_Link">золота</text:a> посредством <text:a xlink:type="simple" xlink:href="https://ru.ruwiki.ru/wiki/Цианирование" text:style-name="Internet_20_link" text:visited-style-name="Visited_20_Internet_20_Link">цианирования</text:a> компания свозила отходы к <text:a xlink:type="simple" xlink:href="https://ru.ruwiki.ru/wiki/Дамба" text:style-name="Internet_20_link" text:visited-style-name="Visited_20_Internet_20_Link">дамбе</text:a> близ <text:a xlink:type="simple" xlink:href="https://ru.ruwiki.ru/w/index.php?title=Бозынта_Маре&amp;action=edit&amp;redlink=1" text:style-name="Internet_20_link" text:visited-style-name="Visited_20_Internet_20_Link">Бозынта Маре</text:a><text:bookmark text:name="cite_ref-poisondump_2-0"/><text:a xlink:type="simple" xlink:href="https://ru.ruwiki.ru/wiki/Утечка_цианида_в_Бая-Маре#cite_note-poisondump-2" text:style-name="Internet_20_link" text:visited-style-name="Visited_20_Internet_20_Link">[2]</text:a>. </text:p>
      <text:p text:style-name="P3"/>
      <text:h text:style-name="P4" text:outline-level="2">Предыстория</text:h>
      <text:p text:style-name="P3">В ночь на 30 января 2000 года дамба была прорвана и 100 тысяч кубических метров воды, загрязнённой цианидом<text:bookmark text:name="cite_ref-pollutionhotspots_3-0"/><text:a xlink:type="simple" xlink:href="https://ru.ruwiki.ru/wiki/Утечка_цианида_в_Бая-Маре#cite_note-pollutionhotspots-3" text:style-name="Internet_20_link" text:visited-style-name="Visited_20_Internet_20_Link">[3]</text:a>, оказались в реке <text:a xlink:type="simple" xlink:href="https://ru.ruwiki.ru/wiki/Сомеш" text:style-name="Internet_20_link" text:visited-style-name="Visited_20_Internet_20_Link">Сомеш</text:a><text:bookmark text:name="cite_ref-deathriver_1-1"/><text:a xlink:type="simple" xlink:href="https://ru.ruwiki.ru/wiki/Утечка_цианида_в_Бая-Маре#cite_note-deathriver-1" text:style-name="Internet_20_link" text:visited-style-name="Visited_20_Internet_20_Link">[1]</text:a><text:bookmark text:name="cite_ref-poisondump_2-1"/><text:a xlink:type="simple" xlink:href="https://ru.ruwiki.ru/wiki/Утечка_цианида_в_Бая-Маре#cite_note-poisondump-2" text:style-name="Internet_20_link" text:visited-style-name="Visited_20_Internet_20_Link">[2]</text:a>. Компания «<text:span text:style-name="T2">Esmeralda Exploration</text:span>» заявила, что причиной прорыва дамбы стал обильный <text:a xlink:type="simple" xlink:href="https://ru.ruwiki.ru/wiki/Снегопад" text:style-name="Internet_20_link" text:visited-style-name="Visited_20_Internet_20_Link">снегопад</text:a><text:bookmark text:name="cite_ref-deathriver_1-2"/><text:a xlink:type="simple" xlink:href="https://ru.ruwiki.ru/wiki/Утечка_цианида_в_Бая-Маре#cite_note-deathriver-1" text:style-name="Internet_20_link" text:visited-style-name="Visited_20_Internet_20_Link">[1]</text:a>. </text:p>
      <text:p text:style-name="P3"/>
      <text:h text:style-name="P4" text:outline-level="2">Эффект</text:h>
      <text:p text:style-name="P5">После разлива допустимый уровень цианида в реке Сомеш оказался превышен более чем в 800 раз. Сомеш впадает в реку <text:a xlink:type="simple" xlink:href="https://ru.ruwiki.ru/wiki/Тиса" text:style-name="Internet_20_link" text:visited-style-name="Visited_20_Internet_20_Link">Тиса</text:a>, которая, в свою очередь, впадает в <text:a xlink:type="simple" xlink:href="https://ru.ruwiki.ru/wiki/Дунай" text:style-name="Internet_20_link" text:visited-style-name="Visited_20_Internet_20_Link">Дунай</text:a> — вторую по протяжённости реку в Европе. В результате утечки оказалась загрязнена вода, которую потребляли около двух с половиной миллионов граждан <text:a xlink:type="simple" xlink:href="https://ru.ruwiki.ru/wiki/Венгрия" text:style-name="Internet_20_link" text:visited-style-name="Visited_20_Internet_20_Link">Венгрии</text:a><text:bookmark text:name="cite_ref-deathriver_1-3"/><text:a xlink:type="simple" xlink:href="https://ru.ruwiki.ru/wiki/Утечка_цианида_в_Бая-Маре#cite_note-deathriver-1" text:style-name="Internet_20_link" text:visited-style-name="Visited_20_Internet_20_Link">[1]</text:a>. Помимо цианида, в реке оказались <text:a xlink:type="simple" xlink:href="https://ru.ruwiki.ru/wiki/Тяжёлые_металлы" text:style-name="Internet_20_link" text:visited-style-name="Visited_20_Internet_20_Link">тяжёлые металлы</text:a>, которые оказали длительное негативное влияние на воду в реке<text:bookmark text:name="cite_ref-deathriver_1-4"/><text:a xlink:type="simple" xlink:href="https://ru.ruwiki.ru/wiki/Утечка_цианида_в_Бая-Маре#cite_note-deathriver-1" text:style-name="Internet_20_link" text:visited-style-name="Visited_20_Internet_20_Link">[1]</text:a>. </text:p>
      <text:p text:style-name="P6">В той части Тисы, где оказалась заражённая вода, погибло практически всё живое. Южнее, в сербской части Тисы, погибло 80 % водных существ. Всего из Тисы было извлечено около 650 тонн мёртвой рыбы<text:bookmark text:name="cite_ref-deathriver_1-5"/><text:a xlink:type="simple" xlink:href="https://ru.ruwiki.ru/wiki/Утечка_цианида_в_Бая-Маре#cite_note-deathriver-1" text:style-name="Internet_20_link" text:visited-style-name="Visited_20_Internet_20_Link">[1]</text:a>. </text:p>
      <text:p text:style-name="P6">В результате разлива пострадало около 62 видов рыбы, включая 20 видов, находящихся под защитой. В Венгрии было организовано извлечение мёртвой рыбы из реки добровольцами. Это делалось, чтобы мёртвую рыбу не ели животные, которые могли распространить заражение<text:bookmark text:name="cite_ref-deathriver_1-6"/><text:a xlink:type="simple" xlink:href="https://ru.ruwiki.ru/wiki/Утечка_цианида_в_Бая-Маре#cite_note-deathriver-1" text:style-name="Internet_20_link" text:visited-style-name="Visited_20_Internet_20_Link">[1]</text:a>. </text:p>
      <text:p text:style-name="P6">После того, как заражённая вода достигла Дуная, там отмечался уровень цианида в 20—50 раз превышающий допустимую норму<text:bookmark text:name="cite_ref-4"/><text:a xlink:type="simple" xlink:href="https://ru.ruwiki.ru/wiki/Утечка_цианида_в_Бая-Маре#cite_note-4" text:style-name="Internet_20_link" text:visited-style-name="Visited_20_Internet_20_Link">[4]</text:a>. </text:p>
      <text:p text:style-name="P6">В 2002 году, по словам венгерских рыбаков, рыбы в Тисе было в пять раз меньше чем до разлива<text:bookmark text:name="cite_ref-pollutionhotspots_3-1"/><text:a xlink:type="simple" xlink:href="https://ru.ruwiki.ru/wiki/Утечка_цианида_в_Бая-Маре#cite_note-pollutionhotspots-3" text:style-name="Internet_20_link" text:visited-style-name="Visited_20_Internet_20_Link">[3]</text:a>. </text:p>
      <text:h text:style-name="P4" text:outline-level="2"><text:soft-page-break/>Последующие разливы</text:h>
      <text:p text:style-name="P6">Через пять недель после утечки цианида произошёл разлив воды, в которой содержались тяжёлые металлы. В результате этого разлива в Тисе оказалось около 20 тысяч кубических метров воды, в которой содержались <text:a xlink:type="simple" xlink:href="https://ru.ruwiki.ru/wiki/Цинк" text:style-name="Internet_20_link" text:visited-style-name="Visited_20_Internet_20_Link">цинк</text:a>, <text:a xlink:type="simple" xlink:href="https://ru.ruwiki.ru/wiki/Свинец" text:style-name="Internet_20_link" text:visited-style-name="Visited_20_Internet_20_Link">свинец</text:a> и <text:a xlink:type="simple" xlink:href="https://ru.ruwiki.ru/wiki/Медь" text:style-name="Internet_20_link" text:visited-style-name="Visited_20_Internet_20_Link">медь</text:a><text:bookmark text:name="cite_ref-hungaryaction_5-0"/><text:a xlink:type="simple" xlink:href="https://ru.ruwiki.ru/wiki/Утечка_цианида_в_Бая-Маре#cite_note-hungaryaction-5" text:style-name="Internet_20_link" text:visited-style-name="Visited_20_Internet_20_Link">[5]</text:a>. </text:p>
      <text:h text:style-name="P4" text:outline-level="2">Реакция</text:h>
      <text:p text:style-name="P6">Бретт Монтгомери (<text:span text:style-name="T3">Brett Montgomery</text:span>), член правления компании «<text:span text:style-name="T2">Esmeralda Exploration</text:span>», заявил, что эффект от разлива «сильно преувеличен», а рыба, по его словам, умерла не из-за разлившегося цианида, а от <text:a xlink:type="simple" xlink:href="https://ru.ruwiki.ru/wiki/Гипоксия" text:style-name="Internet_20_link" text:visited-style-name="Visited_20_Internet_20_Link">недостатка кислорода</text:a> вследствие замерзания реки<text:bookmark text:name="cite_ref-deathriver_1-7"/><text:a xlink:type="simple" xlink:href="https://ru.ruwiki.ru/wiki/Утечка_цианида_в_Бая-Маре#cite_note-deathriver-1" text:style-name="Internet_20_link" text:visited-style-name="Visited_20_Internet_20_Link">[1]</text:a>. Позднее представитель компании заявил, что сообщения СМИ Венгрии и <text:a xlink:type="simple" xlink:href="https://ru.ruwiki.ru/wiki/Сербия" text:style-name="Internet_20_link" text:visited-style-name="Visited_20_Internet_20_Link">Сербии</text:a> о негативных последствиях разлива были политически мотивированными<text:bookmark text:name="cite_ref-rejectsclaims_6-0"/><text:a xlink:type="simple" xlink:href="https://ru.ruwiki.ru/wiki/Утечка_цианида_в_Бая-Маре#cite_note-rejectsclaims-6" text:style-name="Internet_20_link" text:visited-style-name="Visited_20_Internet_20_Link">[6]</text:a>. </text:p>
      <text:p text:style-name="P6"><text:a xlink:type="simple" xlink:href="https://ru.ruwiki.ru/wiki/Правительство_Румынии" text:style-name="Internet_20_link" text:visited-style-name="Visited_20_Internet_20_Link">Правительство Румынии</text:a> назвало хранение цианида рядом с рекой «безумием» и заявило, что погода в период катастрофы не была аномальной<text:bookmark text:name="cite_ref-deathriver_1-8"/><text:a xlink:type="simple" xlink:href="https://ru.ruwiki.ru/wiki/Утечка_цианида_в_Бая-Маре#cite_note-deathriver-1" text:style-name="Internet_20_link" text:visited-style-name="Visited_20_Internet_20_Link">[1]</text:a>. </text:p>
      <text:p text:style-name="P6">В середине февраля 2000 года, когда загрязнённая вода достигла части Дуная, которая протекает по территории Румынии, правительство Румынии временно запретило ловлю рыбы в Дунае и использование воды из него для питья<text:bookmark text:name="cite_ref-rejectsclaims_6-1"/><text:a xlink:type="simple" xlink:href="https://ru.ruwiki.ru/wiki/Утечка_цианида_в_Бая-Маре#cite_note-rejectsclaims-6" text:style-name="Internet_20_link" text:visited-style-name="Visited_20_Internet_20_Link">[6]</text:a>. </text:p>
      <text:p text:style-name="P6">Ряд экологических организаций, среди которых были <text:a xlink:type="simple" xlink:href="https://ru.ruwiki.ru/wiki/Гринпис" text:style-name="Internet_20_link" text:visited-style-name="Visited_20_Internet_20_Link">Гринпис</text:a> и <text:a xlink:type="simple" xlink:href="https://ru.ruwiki.ru/w/index.php?title=Friends_of_the_Earth&amp;action=edit&amp;redlink=1" text:style-name="Internet_20_link" text:visited-style-name="Visited_20_Internet_20_Link">Friends of the Earth</text:a>, заявили, что данная катастрофа является ещё одним свидетельством в пользу запрета опасных с точки зрения экологии методов <text:a xlink:type="simple" xlink:href="https://ru.ruwiki.ru/wiki/Добыча_полезных_ископаемых" text:style-name="Internet_20_link" text:visited-style-name="Visited_20_Internet_20_Link">добычи полезных ископаемых</text:a><text:bookmark text:name="cite_ref-rejectsclaims_6-2"/><text:a xlink:type="simple" xlink:href="https://ru.ruwiki.ru/wiki/Утечка_цианида_в_Бая-Маре#cite_note-rejectsclaims-6" text:style-name="Internet_20_link" text:visited-style-name="Visited_20_Internet_20_Link">[6]</text:a>. </text:p>
      <text:p text:style-name="P6">В <text:a xlink:type="simple" xlink:href="https://ru.ruwiki.ru/wiki/Парламент_Румынии" text:style-name="Internet_20_link" text:visited-style-name="Visited_20_Internet_20_Link">парламент Румынии</text:a> трижды вносился законопроект о запрете цианирования золота, но все три попытки оказались безуспешными<text:bookmark text:name="cite_ref-Atreia_7-0"/><text:a xlink:type="simple" xlink:href="https://ru.ruwiki.ru/wiki/Утечка_цианида_в_Бая-Маре#cite_note-Atreia-7" text:style-name="Internet_20_link" text:visited-style-name="Visited_20_Internet_20_Link">[7]</text:a>. </text:p>
      <text:p text:style-name="P6">Группа <text:a xlink:type="simple" xlink:href="https://ru.ruwiki.ru/wiki/Rammstein" text:style-name="Internet_20_link" text:visited-style-name="Visited_20_Internet_20_Link">Rammstein</text:a> посвятила катастрофе песню <text:span text:style-name="T4">Donaukinder</text:span>, вышедшей в альбоме <text:a xlink:type="simple" xlink:href="https://ru.ruwiki.ru/wiki/Liebe_ist_für_alle_da" text:style-name="Internet_20_link" text:visited-style-name="Visited_20_Internet_20_Link"><text:span text:style-name="T2">Liebe Ist Für Alle Da</text:span></text:a> в 2010 году<text:bookmark text:name="cite_ref-8"/><text:a xlink:type="simple" xlink:href="https://ru.ruwiki.ru/wiki/Утечка_цианида_в_Бая-Маре#cite_note-8" text:style-name="Internet_20_link" text:visited-style-name="Visited_20_Internet_20_Link">[8]</text:a>. </text:p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22:33:18.042270529</meta:creation-date>
    <dc:date>2024-12-03T23:20:28.978624101</dc:date>
    <meta:editing-duration>PT24M14S</meta:editing-duration>
    <meta:editing-cycles>1</meta:editing-cycles>
    <meta:document-statistic meta:table-count="0" meta:image-count="0" meta:object-count="0" meta:page-count="2" meta:paragraph-count="21" meta:word-count="510" meta:character-count="3653" meta:non-whitespace-character-count="3148"/>
    <meta:generator>LibreOffice/24.8.2.1$Linux_X86_64 LibreOffice_project/480$Build-1</meta:generator>
  </office:meta>
</office:document-meta>
</file>